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9999" draw:opacity="100%" draw:textarea-horizontal-align="justify" draw:textarea-vertical-align="middle" draw:auto-grow-height="false" fo:min-height="1.02cm" fo:min-width="17.28cm" draw:shadow-offset-x="0.203cm" draw:shadow-offset-y="0.203cm" draw:shadow-opacity="100%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6.201cm" fo:min-width="17.28cm"/>
    </style:style>
    <style:style style:name="gr3" style:family="graphic" style:parent-style-name="standard">
      <style:graphic-properties draw:fill-color="#729fcf" draw:textarea-horizontal-align="justify" draw:textarea-vertical-align="top" draw:auto-grow-height="false" fo:min-height="4.068cm" fo:min-width="3.4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4.376cm" fo:min-width="17.28cm"/>
    </style:style>
    <style:style style:name="gr6" style:family="graphic" style:parent-style-name="standard">
      <style:graphic-properties draw:fill-color="#99cc99" draw:textarea-horizontal-align="justify" draw:textarea-vertical-align="top" draw:auto-grow-height="false" fo:min-height="4.068cm" fo:min-width="3.464cm"/>
    </style:style>
    <style:style style:name="gr7" style:family="graphic" style:parent-style-name="standard">
      <style:graphic-properties draw:fill-color="#99cccc" draw:textarea-horizontal-align="justify" draw:textarea-vertical-align="top" draw:auto-grow-height="false" fo:min-height="3.052cm" fo:min-width="4cm"/>
    </style:style>
    <style:style style:name="gr8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9" style:family="graphic" style:parent-style-name="standard">
      <style:graphic-properties draw:fill-color="#729fcf" draw:textarea-horizontal-align="justify" draw:textarea-vertical-align="top" draw:auto-grow-height="false" fo:min-height="1.558cm" fo:min-width="3.464cm"/>
    </style:style>
    <style:style style:name="gr10" style:family="graphic" style:parent-style-name="standard">
      <style:graphic-properties draw:fill-color="#729fcf" draw:textarea-horizontal-align="justify" draw:textarea-vertical-align="top" draw:auto-grow-height="false" fo:min-height="1.698cm" fo:min-width="3.4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5.084cm" fo:min-width="17.28cm"/>
    </style:style>
    <style:style style:name="gr14" style:family="graphic" style:parent-style-name="standard">
      <style:graphic-properties draw:fill-color="#99cccc" draw:textarea-horizontal-align="justify" draw:textarea-vertical-align="middle" draw:auto-grow-height="false" fo:min-height="3.248cm" fo:min-width="9.414cm"/>
    </style:style>
    <style:style style:name="gr15" style:family="graphic" style:parent-style-name="standard">
      <style:graphic-properties draw:fill-color="#99cccc" draw:textarea-horizontal-align="justify" draw:textarea-vertical-align="middle" draw:auto-grow-height="false" fo:min-height="3.14cm" fo:min-width="9.306cm"/>
    </style:style>
    <style:style style:name="gr16" style:family="graphic" style:parent-style-name="standard">
      <style:graphic-properties draw:fill-color="#99cccc" draw:textarea-horizontal-align="justify" draw:textarea-vertical-align="top" draw:auto-grow-height="false" fo:min-height="3.14cm" fo:min-width="9.198cm"/>
    </style:style>
    <style:style style:name="gr1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37cm"/>
    </style:style>
    <style:style style:name="gr19" style:family="graphic" style:parent-style-name="standard">
      <style:graphic-properties draw:fill-color="#99cccc" draw:textarea-horizontal-align="justify" draw:textarea-vertical-align="top" draw:auto-grow-height="false" fo:min-height="3.14cm" fo:min-width="3.818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5.974cm" fo:min-width="17.28cm"/>
    </style:style>
    <style:style style:name="gr21" style:family="graphic" style:parent-style-name="standard">
      <style:graphic-properties draw:textarea-horizontal-align="justify" draw:textarea-vertical-align="middle" draw:auto-grow-height="false" fo:min-height="4.068cm" fo:min-width="6.358cm"/>
    </style:style>
    <style:style style:name="gr22" style:family="graphic" style:parent-style-name="standard">
      <style:graphic-properties draw:textarea-horizontal-align="justify" draw:textarea-vertical-align="top" draw:auto-grow-height="false" fo:min-height="4.068cm" fo:min-width="6.358cm"/>
    </style:style>
    <style:style style:name="gr23" style:family="graphic" style:parent-style-name="objectwithoutfill">
      <style:graphic-properties svg:stroke-color="#ffff66" draw:fill="none" draw:textarea-vertical-align="middle"/>
    </style:style>
    <style:style style:name="gr2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494cm" fo:min-width="0.974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fill-color="#99cc99" draw:textarea-horizontal-align="justify" draw:textarea-vertical-align="middle" draw:auto-grow-height="false" fo:min-height="4.068cm" fo:min-width="2.497cm"/>
    </style:style>
    <style:style style:name="gr28" style:family="graphic" style:parent-style-name="standard">
      <style:graphic-properties draw:fill-color="#99cc99" draw:textarea-horizontal-align="justify" draw:textarea-vertical-align="top" draw:auto-grow-height="false" fo:min-height="4.068cm" fo:min-width="2.497cm"/>
    </style:style>
    <style:style style:name="gr29" style:family="graphic" style:parent-style-name="objectwithoutfill">
      <style:graphic-properties svg:stroke-color="#ffff66" draw:fill="solid" draw:fill-color="#996699" draw:textarea-vertical-align="middle"/>
    </style:style>
    <style:style style:name="gr30" style:family="graphic" style:parent-style-name="standard">
      <style:graphic-properties draw:fill="solid" draw:fill-color="#996699" draw:textarea-horizontal-align="justify" draw:textarea-vertical-align="middle" draw:auto-grow-height="false" fo:min-height="4.068cm" fo:min-width="2.497cm"/>
    </style:style>
    <style:style style:name="gr31" style:family="graphic" style:parent-style-name="standard">
      <style:graphic-properties draw:fill="solid" draw:fill-color="#996699" draw:textarea-horizontal-align="justify" draw:textarea-vertical-align="top" draw:auto-grow-height="false" fo:min-height="4.068cm" fo:min-width="2.497cm"/>
    </style:style>
    <style:style style:name="gr3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462cm" fo:min-width="1.482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462cm" fo:min-width="1.952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544cm" fo:min-width="0.974cm" fo:padding-top="0.15cm" fo:padding-bottom="0.15cm" fo:padding-left="0.275cm" fo:padding-right="0.275cm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99" draw:opacity="100%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cc99"/>
      <style:paragraph-properties fo:text-align="center"/>
    </style:style>
    <style:style style:name="P7" style:family="paragraph">
      <loext:graphic-properties draw:fill-color="#99cccc"/>
      <style:paragraph-properties fo:text-align="center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-color="#ffffff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none" draw:fill-color="#ffffff"/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996699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1.737cm" svg:x="1.4cm" svg:y="0.693cm" presentation:class="title" presentation:user-transformed="true">
          <draw:text-box>
            <text:p>Aloe Jobs 3-Tier Architecture</text:p>
          </draw:text-box>
        </draw:frame>
        <draw:custom-shape draw:style-name="gr1" draw:text-style-name="P2" draw:layer="layout" svg:width="17.78cm" svg:height="1.27cm" svg:x="5.08cm" svg:y="3.556cm">
          <text:p text:style-name="P1">Jobs REST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78cm" svg:height="6.451cm" svg:x="5.08cm" svg:y="7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64cm" svg:height="4.318cm" svg:x="12.15cm" svg:y="8.098cm">
          <text:p text:style-name="P1">Aloe<text:line-break/>Job<text:line-break/>Web App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398cm" svg:y1="4.826cm" svg:x2="8.398cm" svg:y2="8.128cm">
          <text:p/>
        </draw:line>
        <draw:custom-shape draw:style-name="gr5" draw:text-style-name="P3" draw:layer="layout" svg:width="17.78cm" svg:height="4.626cm" svg:x="5.08cm" svg:y="15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964cm" svg:height="4.318cm" svg:x="6.45cm" svg:y="8.098cm">
          <text:p text:style-name="P1">Legacy<text:line-break/>Job<text:line-break/>Web App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cm" svg:height="3.302cm" svg:x="6.64cm" svg:y="16.512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cm" svg:height="3.302cm" svg:x="11.74cm" svg:y="16.512cm">
          <text:p text:style-name="P1">RabbitMQ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cm" svg:height="3.302cm" svg:x="16.94cm" svg:y="16.512cm">
          <text:p text:style-name="P1">Legacy<text:line-break/>Notifications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3.998cm" svg:y1="13.54cm" svg:x2="13.998cm" svg:y2="15.826cm">
          <text:p/>
        </draw:line>
        <draw:line draw:style-name="gr4" draw:text-style-name="P5" draw:layer="layout" svg:x1="14.098cm" svg:y1="4.826cm" svg:x2="14.098cm" svg:y2="8.128cm">
          <text:p/>
        </draw:line>
        <draw:custom-shape draw:style-name="gr9" draw:text-style-name="P4" draw:layer="layout" svg:width="3.964cm" svg:height="1.808cm" svg:x="17.65cm" svg:y="8.098cm">
          <text:p text:style-name="P1">Job<text:line-break/>Workers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964cm" svg:height="1.948cm" svg:x="17.65cm" svg:y="10.446cm">
          <text:p text:style-name="P1">Job<text:line-break/>Readers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23cm" svg:height="0.802cm" svg:x="5.233cm" svg:y="5.08cm">
          <draw:text-box>
            <text:p><text:span text:style-name="T1">G</text:span><text:span text:style-name="T1">ET </text:span><text:span text:style-name="T1">*</text:span></text:p>
          </draw:text-box>
        </draw:frame>
        <draw:frame draw:style-name="gr11" draw:text-style-name="P8" draw:layer="layout" svg:width="3.165cm" svg:height="0.802cm" svg:x="5.233cm" svg:y="5.802cm">
          <draw:text-box>
            <text:p><text:span text:style-name="T1">P</text:span><text:span text:style-name="T1">O</text:span><text:span text:style-name="T1">ST </text:span><text:span text:style-name="T1">pe</text:span><text:span text:style-name="T1">ms</text:span></text:p>
          </draw:text-box>
        </draw:frame>
        <draw:frame draw:style-name="gr11" draw:text-style-name="P8" draw:layer="layout" svg:width="8.583cm" svg:height="0.802cm" svg:x="14.134cm" svg:y="5.48cm">
          <draw:text-box>
            <text:p><text:span text:style-name="T1">P</text:span><text:span text:style-name="T1">O</text:span><text:span text:style-name="T1">ST</text:span><text:span text:style-name="T1">/P</text:span><text:span text:style-name="T1">UT</text:span><text:span text:style-name="T1">/D</text:span><text:span text:style-name="T1">EL</text:span><text:span text:style-name="T1">ET</text:span><text:span text:style-name="T1">E * </text:span><text:span text:style-name="T1">(ex</text:span><text:span text:style-name="T1">ce</text:span><text:span text:style-name="T1">pt </text:span><text:span text:style-name="T1">pe</text:span><text:span text:style-name="T1">ms</text:span><text:span text:style-name="T1">)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3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1.737cm" svg:x="1.4cm" svg:y="0.693cm" presentation:class="title" presentation:user-transformed="true">
          <draw:text-box>
            <text:p>Job Workers and Readers</text:p>
          </draw:text-box>
        </draw:frame>
        <draw:custom-shape draw:style-name="gr1" draw:text-style-name="P2" draw:layer="layout" svg:width="17.78cm" svg:height="1.27cm" svg:x="5.08cm" svg:y="3.456cm">
          <text:p text:style-name="P1">Aloe Job Web Applicatio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97cm" svg:y1="4.726cm" svg:x2="13.97cm" svg:y2="6.758cm">
          <text:p/>
        </draw:line>
        <draw:g>
          <draw:custom-shape draw:style-name="gr13" draw:text-style-name="P3" draw:layer="layout" svg:width="17.78cm" svg:height="5.334cm" svg:x="5.08cm" svg:y="6.68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9.914cm" svg:height="3.498cm" svg:x="6.85cm" svg:y="8.10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9.806cm" svg:height="3.39cm" svg:x="6.45cm" svg:y="7.7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9.698cm" svg:height="3.39cm" svg:x="6.05cm" svg:y="7.198cm">
            <text:p text:style-name="P1">Tenant Queues and Topics</text:p>
            <draw:enhanced-geometry svg:viewBox="0 0 21600 21600" draw:type="rectangle" draw:enhanced-path="M 0 0 L 21600 0 21600 21600 0 21600 0 0 Z N"/>
          </draw:custom-shape>
          <draw:g>
            <draw:line draw:style-name="gr17" draw:text-style-name="P5" draw:layer="layout" svg:x1="6.908cm" svg:y1="8.356cm" svg:x2="6.908cm" svg:y2="9.626cm">
              <text:p/>
            </draw:line>
            <draw:line draw:style-name="gr17" draw:text-style-name="P5" draw:layer="layout" svg:x1="7.408cm" svg:y1="8.356cm" svg:x2="7.408cm" svg:y2="9.626cm">
              <text:p/>
            </draw:line>
            <draw:line draw:style-name="gr17" draw:text-style-name="P5" draw:layer="layout" svg:x1="6.908cm" svg:y1="9.626cm" svg:x2="7.408cm" svg:y2="9.626cm">
              <text:p/>
            </draw:line>
          </draw:g>
          <draw:g>
            <draw:line draw:style-name="gr17" draw:text-style-name="P5" draw:layer="layout" svg:x1="9.408cm" svg:y1="8.356cm" svg:x2="9.408cm" svg:y2="9.626cm">
              <text:p/>
            </draw:line>
            <draw:line draw:style-name="gr17" draw:text-style-name="P5" draw:layer="layout" svg:x1="9.908cm" svg:y1="8.356cm" svg:x2="9.908cm" svg:y2="9.626cm">
              <text:p/>
            </draw:line>
            <draw:line draw:style-name="gr17" draw:text-style-name="P5" draw:layer="layout" svg:x1="9.408cm" svg:y1="9.626cm" svg:x2="9.908cm" svg:y2="9.626cm">
              <text:p/>
            </draw:line>
          </draw:g>
          <draw:g>
            <draw:line draw:style-name="gr17" draw:text-style-name="P5" draw:layer="layout" svg:x1="11.808cm" svg:y1="8.356cm" svg:x2="11.808cm" svg:y2="9.626cm">
              <text:p/>
            </draw:line>
            <draw:line draw:style-name="gr17" draw:text-style-name="P5" draw:layer="layout" svg:x1="12.308cm" svg:y1="8.356cm" svg:x2="12.308cm" svg:y2="9.626cm">
              <text:p/>
            </draw:line>
            <draw:line draw:style-name="gr17" draw:text-style-name="P5" draw:layer="layout" svg:x1="11.808cm" svg:y1="9.626cm" svg:x2="12.308cm" svg:y2="9.626cm">
              <text:p/>
            </draw:line>
          </draw:g>
          <draw:g>
            <draw:line draw:style-name="gr17" draw:text-style-name="P5" draw:layer="layout" svg:x1="14.308cm" svg:y1="8.356cm" svg:x2="14.308cm" svg:y2="9.626cm">
              <text:p/>
            </draw:line>
            <draw:line draw:style-name="gr17" draw:text-style-name="P5" draw:layer="layout" svg:x1="14.808cm" svg:y1="8.356cm" svg:x2="14.808cm" svg:y2="9.626cm">
              <text:p/>
            </draw:line>
            <draw:line draw:style-name="gr17" draw:text-style-name="P5" draw:layer="layout" svg:x1="14.308cm" svg:y1="9.626cm" svg:x2="14.808cm" svg:y2="9.626cm">
              <text:p/>
            </draw:line>
          </draw:g>
          <draw:frame draw:style-name="gr18" draw:text-style-name="P11" draw:layer="layout" svg:width="2.54cm" svg:height="0.887cm" svg:x="6.235cm" svg:y="9.734cm">
            <draw:text-box>
              <text:p text:style-name="P10"><text:span text:style-name="T2">Subm</text:span><text:span text:style-name="T2">ission</text:span></text:p>
              <text:p text:style-name="P10"><text:span text:style-name="T2">Queu</text:span><text:span text:style-name="T2">es</text:span></text:p>
            </draw:text-box>
          </draw:frame>
          <draw:frame draw:style-name="gr18" draw:text-style-name="P11" draw:layer="layout" svg:width="2.54cm" svg:height="0.887cm" svg:x="13.354cm" svg:y="9.735cm">
            <draw:text-box>
              <text:p text:style-name="P10"><text:span text:style-name="T2">Reco</text:span><text:span text:style-name="T2">very</text:span></text:p>
              <text:p text:style-name="P10"><text:span text:style-name="T2">Queu</text:span><text:span text:style-name="T2">e</text:span></text:p>
            </draw:text-box>
          </draw:frame>
          <draw:frame draw:style-name="gr18" draw:text-style-name="P11" draw:layer="layout" svg:width="2.54cm" svg:height="0.887cm" svg:x="10.878cm" svg:y="9.749cm">
            <draw:text-box>
              <text:p text:style-name="P10"><text:span text:style-name="T2">Event</text:span></text:p>
              <text:p text:style-name="P10"><text:span text:style-name="T2">Topic</text:span></text:p>
            </draw:text-box>
          </draw:frame>
          <draw:frame draw:style-name="gr18" draw:text-style-name="P11" draw:layer="layout" svg:width="2.54cm" svg:height="0.887cm" svg:x="8.478cm" svg:y="9.735cm">
            <draw:text-box>
              <text:p text:style-name="P10"><text:span text:style-name="T2">Command</text:span></text:p>
              <text:p text:style-name="P10"><text:span text:style-name="T2">Topic</text:span></text:p>
            </draw:text-box>
          </draw:frame>
          <draw:g>
            <draw:line draw:style-name="gr17" draw:text-style-name="P5" draw:layer="layout" svg:x1="7.508cm" svg:y1="8.356cm" svg:x2="7.508cm" svg:y2="9.626cm">
              <text:p/>
            </draw:line>
            <draw:line draw:style-name="gr17" draw:text-style-name="P5" draw:layer="layout" svg:x1="8.008cm" svg:y1="8.356cm" svg:x2="8.008cm" svg:y2="9.626cm">
              <text:p/>
            </draw:line>
            <draw:line draw:style-name="gr17" draw:text-style-name="P5" draw:layer="layout" svg:x1="7.508cm" svg:y1="9.626cm" svg:x2="8.008cm" svg:y2="9.626cm">
              <text:p/>
            </draw:line>
          </draw:g>
          <draw:custom-shape draw:style-name="gr19" draw:text-style-name="P7" draw:layer="layout" svg:width="4.318cm" svg:height="3.39cm" svg:x="17.654cm" svg:y="7.208cm">
            <text:p text:style-name="P1">Site Queues</text:p>
            <draw:enhanced-geometry svg:viewBox="0 0 21600 21600" draw:type="rectangle" draw:enhanced-path="M 0 0 L 21600 0 21600 21600 0 21600 0 0 Z N"/>
          </draw:custom-shape>
          <draw:g>
            <draw:line draw:style-name="gr17" draw:text-style-name="P5" draw:layer="layout" svg:x1="18.608cm" svg:y1="8.356cm" svg:x2="18.608cm" svg:y2="9.626cm">
              <text:p/>
            </draw:line>
            <draw:line draw:style-name="gr17" draw:text-style-name="P5" draw:layer="layout" svg:x1="19.108cm" svg:y1="8.356cm" svg:x2="19.108cm" svg:y2="9.626cm">
              <text:p/>
            </draw:line>
            <draw:line draw:style-name="gr17" draw:text-style-name="P5" draw:layer="layout" svg:x1="18.608cm" svg:y1="9.626cm" svg:x2="19.108cm" svg:y2="9.626cm">
              <text:p/>
            </draw:line>
          </draw:g>
          <draw:g>
            <draw:line draw:style-name="gr17" draw:text-style-name="P5" draw:layer="layout" svg:x1="20.408cm" svg:y1="8.356cm" svg:x2="20.408cm" svg:y2="9.626cm">
              <text:p/>
            </draw:line>
            <draw:line draw:style-name="gr17" draw:text-style-name="P5" draw:layer="layout" svg:x1="20.908cm" svg:y1="8.356cm" svg:x2="20.908cm" svg:y2="9.626cm">
              <text:p/>
            </draw:line>
            <draw:line draw:style-name="gr17" draw:text-style-name="P5" draw:layer="layout" svg:x1="20.408cm" svg:y1="9.626cm" svg:x2="20.908cm" svg:y2="9.626cm">
              <text:p/>
            </draw:line>
          </draw:g>
          <draw:frame draw:style-name="gr18" draw:text-style-name="P11" draw:layer="layout" svg:width="2.54cm" svg:height="0.887cm" svg:x="17.654cm" svg:y="9.736cm">
            <draw:text-box>
              <text:p text:style-name="P10"><text:span text:style-name="T2">Altern</text:span><text:span text:style-name="T2">ate</text:span></text:p>
              <text:p text:style-name="P10"><text:span text:style-name="T2">Queu</text:span><text:span text:style-name="T2">e</text:span></text:p>
            </draw:text-box>
          </draw:frame>
          <draw:frame draw:style-name="gr18" draw:text-style-name="P11" draw:layer="layout" svg:width="2.54cm" svg:height="0.887cm" svg:x="19.516cm" svg:y="9.736cm">
            <draw:text-box>
              <text:p text:style-name="P10"><text:span text:style-name="T2">Dead </text:span><text:span text:style-name="T2">Letter</text:span></text:p>
              <text:p text:style-name="P10"><text:span text:style-name="T2">Queu</text:span><text:span text:style-name="T2">e</text:span></text:p>
            </draw:text-box>
          </draw:frame>
        </draw:g>
        <draw:line draw:style-name="gr8" draw:text-style-name="P5" draw:layer="layout" svg:x1="13.97cm" svg:y1="12.026cm" svg:x2="13.97cm" svg:y2="14.058cm">
          <text:p/>
        </draw:line>
        <draw:g>
          <draw:custom-shape draw:style-name="gr20" draw:text-style-name="P3" draw:layer="layout" svg:width="17.78cm" svg:height="6.224cm" svg:x="5.08cm" svg:y="14.00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6.858cm" svg:height="4.318cm" svg:x="6.924cm" svg:y="15.30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6.858cm" svg:height="4.318cm" svg:x="6.524cm" svg:y="14.90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6.858cm" svg:height="4.318cm" svg:x="6.124cm" svg:y="14.398cm">
            <text:p text:style-name="P1">Tenant Workers</text:p>
            <draw:enhanced-geometry svg:viewBox="0 0 21600 21600" draw:type="rectangle" draw:enhanced-path="M 0 0 L 21600 0 21600 21600 0 21600 0 0 Z N"/>
          </draw:custom-shape>
          <draw:g>
            <draw:path draw:style-name="gr23" draw:text-style-name="P5" draw:layer="layout" svg:width="1.002cm" svg:height="0.48cm" draw:transform="skewX (-0.519933584169111) rotate (-1.21440009353765) translate (7.04214188913293cm 15.7101848536948cm)" svg:viewBox="0 0 1003 481" svg:d="M0 7c184-8 396-24 549 59 162 86 75 278 278 346l149 56 27 13">
              <text:p/>
            </draw:path>
            <draw:path draw:style-name="gr23" draw:text-style-name="P5" draw:layer="layout" svg:width="1.002cm" svg:height="0.48cm" draw:transform="skewX (-0.519933584169111) rotate (-1.21440009353765) translate (7.34314188913293cm 15.7101848536948cm)" svg:viewBox="0 0 1003 481" svg:d="M0 7c184-8 396-24 549 59 162 86 75 278 278 346l149 56 27 13">
              <text:p/>
            </draw:path>
            <draw:g>
              <draw:custom-shape draw:style-name="gr24" draw:text-style-name="P5" draw:layer="layout" svg:width="1.524cm" svg:height="2.794cm" svg:x="6.678cm" svg:y="15.414cm">
                <text:p/>
                <draw:enhanced-geometry svg:viewBox="0 0 21600 21600" draw:type="rectangle" draw:enhanced-path="M 0 0 L 21600 0 21600 21600 0 21600 0 0 Z N"/>
              </draw:custom-shape>
              <draw:path draw:style-name="gr23" draw:text-style-name="P5" draw:layer="layout" svg:width="1.002cm" svg:height="0.48cm" draw:transform="skewX (-0.519933584169111) rotate (-1.21440009353765) translate (7.64314188913293cm 15.7101848536948cm)" svg:viewBox="0 0 1003 481" svg:d="M0 7c184-8 396-24 549 59 162 86 75 278 278 346l149 56 27 13">
                <text:p/>
              </draw:path>
            </draw:g>
            <draw:frame draw:style-name="gr25" draw:text-style-name="P12" draw:layer="layout" svg:width="1.778cm" svg:height="0.569cm" svg:x="6.678cm" svg:y="17.314cm">
              <draw:text-box>
                <text:p><text:span text:style-name="T2">Threa</text:span><text:span text:style-name="T2">ds</text:span></text:p>
              </draw:text-box>
            </draw:frame>
          </draw:g>
          <draw:g>
            <draw:path draw:style-name="gr23" draw:text-style-name="P5" draw:layer="layout" svg:width="1.002cm" svg:height="0.48cm" draw:transform="skewX (-0.519933584169111) rotate (-1.21440009353765) translate (8.82914188913293cm 15.7101848536948cm)" svg:viewBox="0 0 1003 481" svg:d="M0 7c184-8 396-24 549 59 162 86 75 278 278 346l149 56 27 13">
              <text:p/>
            </draw:path>
            <draw:path draw:style-name="gr23" draw:text-style-name="P5" draw:layer="layout" svg:width="1.002cm" svg:height="0.48cm" draw:transform="skewX (-0.519933584169111) rotate (-1.21440009353765) translate (9.13014188913293cm 15.7101848536948cm)" svg:viewBox="0 0 1003 481" svg:d="M0 7c184-8 396-24 549 59 162 86 75 278 278 346l149 56 27 13">
              <text:p/>
            </draw:path>
            <draw:g>
              <draw:custom-shape draw:style-name="gr24" draw:text-style-name="P5" draw:layer="layout" svg:width="1.524cm" svg:height="2.794cm" svg:x="8.465cm" svg:y="15.414cm">
                <text:p/>
                <draw:enhanced-geometry svg:viewBox="0 0 21600 21600" draw:type="rectangle" draw:enhanced-path="M 0 0 L 21600 0 21600 21600 0 21600 0 0 Z N"/>
              </draw:custom-shape>
              <draw:path draw:style-name="gr23" draw:text-style-name="P5" draw:layer="layout" svg:width="1.002cm" svg:height="0.48cm" draw:transform="skewX (-0.519933584169111) rotate (-1.21440009353765) translate (9.43014188913293cm 15.7101848536948cm)" svg:viewBox="0 0 1003 481" svg:d="M0 7c184-8 396-24 549 59 162 86 75 278 278 346l149 56 27 13">
                <text:p/>
              </draw:path>
            </draw:g>
            <draw:frame draw:style-name="gr25" draw:text-style-name="P12" draw:layer="layout" svg:width="1.778cm" svg:height="0.569cm" svg:x="8.465cm" svg:y="17.314cm">
              <draw:text-box>
                <text:p><text:span text:style-name="T2">Thre</text:span><text:span text:style-name="T2">ads</text:span></text:p>
              </draw:text-box>
            </draw:frame>
          </draw:g>
          <draw:path draw:style-name="gr23" draw:text-style-name="P5" draw:layer="layout" svg:width="1.002cm" svg:height="0.48cm" draw:transform="skewX (-0.519933584169111) rotate (-1.21440009353765) translate (11.4291418891329cm 15.7101848536948cm)" svg:viewBox="0 0 1003 481" svg:d="M0 7c184-8 396-24 549 59 162 86 75 278 278 346l149 56 27 13">
            <text:p/>
          </draw:path>
          <draw:path draw:style-name="gr23" draw:text-style-name="P5" draw:layer="layout" svg:width="1.002cm" svg:height="0.48cm" draw:transform="skewX (-0.519933584169111) rotate (-1.21440009353765) translate (11.7301418891329cm 15.7101848536948cm)" svg:viewBox="0 0 1003 481" svg:d="M0 7c184-8 396-24 549 59 162 86 75 278 278 346l149 56 27 13">
            <text:p/>
          </draw:path>
          <draw:g>
            <draw:custom-shape draw:style-name="gr24" draw:text-style-name="P5" draw:layer="layout" svg:width="1.524cm" svg:height="2.794cm" svg:x="11.065cm" svg:y="15.414cm">
              <text:p/>
              <draw:enhanced-geometry svg:viewBox="0 0 21600 21600" draw:type="rectangle" draw:enhanced-path="M 0 0 L 21600 0 21600 21600 0 21600 0 0 Z N"/>
            </draw:custom-shape>
            <draw:path draw:style-name="gr23" draw:text-style-name="P5" draw:layer="layout" svg:width="1.002cm" svg:height="0.48cm" draw:transform="skewX (-0.519933584169111) rotate (-1.21440009353765) translate (12.0301418891329cm 15.7101848536948cm)" svg:viewBox="0 0 1003 481" svg:d="M0 7c184-8 396-24 549 59 162 86 75 278 278 346l149 56 27 13">
              <text:p/>
            </draw:path>
          </draw:g>
          <draw:frame draw:style-name="gr25" draw:text-style-name="P12" draw:layer="layout" svg:width="1.778cm" svg:height="0.569cm" svg:x="11.065cm" svg:y="17.314cm">
            <draw:text-box>
              <text:p><text:span text:style-name="T2">Threads</text:span></text:p>
            </draw:text-box>
          </draw:frame>
          <draw:frame draw:style-name="gr26" draw:text-style-name="P13" draw:layer="layout" svg:width="1.257cm" svg:height="0.962cm" svg:x="10.012cm" svg:y="16.435cm">
            <draw:text-box>
              <text:p>...</text:p>
            </draw:text-box>
          </draw:frame>
          <draw:path draw:style-name="gr23" draw:text-style-name="P5" draw:layer="layout" svg:width="1.002cm" svg:height="0.48cm" draw:transform="skewX (-0.519933584169111) rotate (-1.21440009353765) translate (15.5291418891329cm 16.2101848536948cm)" svg:viewBox="0 0 1003 481" svg:d="M0 7c184-8 396-24 549 59 162 86 75 278 278 346l149 56 27 13">
            <text:p/>
          </draw:path>
          <draw:g>
            <draw:custom-shape draw:style-name="gr27" draw:text-style-name="P6" draw:layer="layout" svg:width="2.997cm" svg:height="4.318cm" svg:x="14.974cm" svg:y="15.3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6" draw:layer="layout" svg:width="2.997cm" svg:height="4.318cm" svg:x="14.799cm" svg:y="14.906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yout" svg:width="2.997cm" svg:height="4.318cm" svg:x="14.624cm" svg:y="14.398cm">
              <text:p text:style-name="P1">Tenant</text:p>
              <text:p text:style-name="P1">Recovery</text:p>
              <text:p text:style-name="P1">Reader</text:p>
              <draw:enhanced-geometry svg:viewBox="0 0 21600 21600" draw:type="rectangle" draw:enhanced-path="M 0 0 L 21600 0 21600 21600 0 21600 0 0 Z N"/>
            </draw:custom-shape>
          </draw:g>
          <draw:g>
            <draw:path draw:style-name="gr29" draw:text-style-name="P14" draw:layer="layout" svg:width="1.002cm" svg:height="0.48cm" draw:transform="skewX (-0.519933584169111) rotate (-1.21440009353765) translate (19.6291418891329cm 16.2101848536948cm)" svg:viewBox="0 0 1003 481" svg:d="M0 7c184-8 396-24 549 59 162 86 75 278 278 346l149 56 27 13">
              <text:p/>
            </draw:path>
            <draw:g>
              <draw:custom-shape draw:style-name="gr30" draw:text-style-name="P14" draw:layer="layout" svg:width="2.997cm" svg:height="4.318cm" svg:x="19.074cm" svg:y="15.3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14" draw:layer="layout" svg:width="2.997cm" svg:height="4.318cm" svg:x="18.899cm" svg:y="14.9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4" draw:layer="layout" svg:width="2.997cm" svg:height="4.318cm" svg:x="18.724cm" svg:y="14.398cm">
                <text:p text:style-name="P1">Site</text:p>
                <text:p text:style-name="P1">Readers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2" draw:text-style-name="P16" draw:layer="layout" svg:width="2.032cm" svg:height="0.762cm" svg:x="19.124cm" svg:y="16.406cm">
            <text:p text:style-name="P15"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2.502cm" svg:height="0.762cm" svg:x="19.12cm" svg:y="17.592cm">
            <text:p text:style-name="P15"><text:span text:style-name="T3">Dea</text:span><text:span text:style-name="T3">d </text:span><text:span text:style-name="T3">Lett</text:span><text:span text:style-name="T3">er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5" draw:layer="layout" svg:width="1.524cm" svg:height="1.844cm" svg:x="15.365cm" svg:y="16.764cm">
            <text:p/>
            <draw:enhanced-geometry svg:viewBox="0 0 21600 21600" draw:type="rectangle" draw:enhanced-path="M 0 0 L 21600 0 21600 21600 0 21600 0 0 Z N"/>
          </draw:custom-shape>
          <draw:path draw:style-name="gr23" draw:text-style-name="P5" draw:layer="layout" svg:width="0.711cm" svg:height="0.444cm" draw:transform="skewX (-0.16004669240788) rotate (-1.06028752058656) translate (16.2305004831707cm 16.9591896623823cm)" svg:viewBox="0 0 712 445" svg:d="M0 7c131-8 281-23 390 53 115 80 53 258 197 321l106 52 19 12">
            <text:p/>
          </draw:path>
          <draw:path draw:style-name="gr23" draw:text-style-name="P5" draw:layer="layout" svg:width="0.711cm" svg:height="0.444cm" draw:transform="skewX (-0.16004669240788) rotate (-1.06028752058656) translate (15.8315004831707cm 16.9591896623823cm)" svg:viewBox="0 0 712 445" svg:d="M0 7c131-8 281-23 390 53 115 80 53 258 197 321l106 52 19 12">
            <text:p/>
          </draw:path>
          <draw:frame draw:style-name="gr25" draw:text-style-name="P12" draw:layer="layout" svg:width="1.778cm" svg:height="0.569cm" svg:x="15.365cm" svg:y="17.915cm">
            <draw:text-box>
              <text:p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371cm" presentation:class="notes" presentation:user-transformed="true">
            <draw:text-box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20:44:41.068168135</meta:creation-date>
    <dc:date>2018-11-22T11:09:36.874771738</dc:date>
    <meta:editing-duration>P2DT12H45M46S</meta:editing-duration>
    <meta:editing-cycles>63</meta:editing-cycles>
    <meta:generator>LibreOffice/5.1.6.2$Linux_X86_64 LibreOffice_project/10m0$Build-2</meta:generator>
    <meta:document-statistic meta:object-count="129"/>
  </office:meta>
</office:document-meta>
</file>